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co1" style:family="table-column">
      <style:table-column-properties style:column-width="10.878cm" style:use-optimal-column-width="false"/>
    </style:style>
    <style:style style:name="co2" style:family="table-column">
      <style:table-column-properties style:column-width="12.306cm" style:use-optimal-column-width="false"/>
    </style:style>
    <style:style style:name="ro1" style:family="table-row">
      <style:table-row-properties style:row-height="15.453cm"/>
    </style:style>
    <style:style style:name="ce1" style:family="table-cell">
      <style:graphic-properties style:repeat="repeat"/>
      <style:text-properties fo:font-size="32pt" style:font-size-asian="32pt" style:font-size-complex="32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end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Design Patterns And Refactoring in Functional Languages</text:p>
          </draw:text-box>
        </draw:frame>
        <draw:frame presentation:style-name="pr2" draw:text-style-name="P3" draw:layer="layout" svg:width="25.199cm" svg:height="13.859cm" svg:x="1.471cm" svg:y="5.08cm" presentation:class="outline" presentation:user-transformed="true">
          <draw:text-box>
            <text:p text:style-name="P2"/>
            <text:p text:style-name="P2"/>
            <text:p text:style-name="P2">Master Thesis</text:p>
            <text:p text:style-name="P2">Roman Boiko, NaUKMA,</text:p>
            <text:p text:style-name="P2">Software for Automated Systems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sign patter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Patterns - a reusable solution or template for how to solve a commonly occuring problem in software design</text:span></text:p>
              </text:list-item>
              <text:list-item>
                <text:p>originated as an architectural concept by Christopher Alexander (1977/79)</text:p>
              </text:list-item>
              <text:list-item>
                <text:p>gained popularity in computer science after the book Design Patterns: Elements of Reusable Object-Oriented Software was published in 1994 by the so-called "Gang of Four" (Gamma et al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Goals<text:tab/>of stud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 find out methods to implement classic OOP patterns in Functional languages</text:p>
              </text:list-item>
              <text:list-item>
                <text:p>To identify pure Functional patterns</text:p>
              </text:list-item>
              <text:list-item>
                <text:p>To apply patterns in project in functional language (xslt transformer)</text:p>
              </text:list-item>
              <text:list-item>
                <text:p>To analyse whether we need patterns at all and their purpose</text:p>
              </text:list-item>
              <text:list-item>
                <text:p>To make a guess about fututure of design patter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OP Patterns migration to FP</text:p>
          </draw:text-box>
        </draw:frame>
        <draw:frame draw:style-name="standard" draw:layer="layout" svg:width="23.183cm" svg:height="15.452cm" svg:x="2.721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+Abstract Factory</text:span></text:p>
                <text:p><text:span text:style-name="T2">+Builder</text:span></text:p>
                <text:p><text:span text:style-name="T2">+Factory Method </text:span></text:p>
                <text:p><text:span text:style-name="T2">+Prototype</text:span></text:p>
                <text:p><text:span text:style-name="T2">+Singleton</text:span></text:p>
                <text:p><text:span text:style-name="T2">+Adapter</text:span></text:p>
                <text:p><text:span text:style-name="T2">+Bridge</text:span></text:p>
                <text:p><text:span text:style-name="T2">+Composite</text:span></text:p>
                <text:p><text:span text:style-name="T2">+Decorator</text:span></text:p>
                <text:p><text:span text:style-name="T2">+Facade</text:span></text:p>
                <text:p><text:span text:style-name="T2">- </text:span><text:span text:style-name="T3">Flyweight</text:span></text:p>
                <text:p><text:span text:style-name="T2">+Proxy</text:span></text:p>
              </table:table-cell>
              <table:table-cell>
                <text:p><text:span text:style-name="T2">+Chain of responsibility</text:span></text:p>
                <text:p><text:span text:style-name="T2">+Command</text:span></text:p>
                <text:p><text:span text:style-name="T2">+Interpareter</text:span></text:p>
                <text:p><text:span text:style-name="T2">+Iterator</text:span></text:p>
                <text:p><text:span text:style-name="T2">+Mediator</text:span></text:p>
                <text:p><text:span text:style-name="T2">+Memento</text:span></text:p>
                <text:p><text:span text:style-name="T2">+Null Object</text:span></text:p>
                <text:p><text:span text:style-name="T2">+Observer</text:span></text:p>
                <text:p><text:span text:style-name="T2">+State</text:span></text:p>
                <text:p><text:span text:style-name="T2">+Strategy</text:span></text:p>
                <text:p><text:span text:style-name="T2">+Template Method</text:span></text:p>
                <text:p><text:span text:style-name="T2">+Visito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ure Functional Patter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ansactional Computation</text:p>
              </text:list-item>
              <text:list-item>
                <text:p>Monads and monoids</text:p>
              </text:list-item>
              <text:list-item>
                <text:p>Hylomorphism(father of map-reduce)</text:p>
              </text:list-item>
              <text:list-item>
                <text:p>Tail recursion</text:p>
              </text:list-item>
              <text:list-item>
                <text:p>Convolu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nclusion: purpose of patterns</text:p>
          </draw:text-box>
        </draw:frame>
        <draw:frame presentation:style-name="pr5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>Patterns are language- and paradigm- agnostic</text:p>
              </text:list-item>
              <text:list-item>
                <text:p>"Patterns" that are widely-used in one language may be invisible or trivial in a different language.</text:p>
              </text:list-item>
              <text:list-item>
                <text:p>Patterns are signs of weakness in programming languages. Or it is sign that different paradigm should be used</text:p>
              </text:list-item>
              <text:list-item>
                <text:p>We should have the long-term goal of trying to understand how to improve the language so that the pattern becomes invisible or unnecess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nclusion: OOP and FP coope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houldn't constantly enrich language with patterns which are part of another paradigm – as we will have unmaintainable code afterthat(JavaScript, C#)</text:p>
              </text:list-item>
              <text:list-item>
                <text:p>We have to identify and use appropriate language instead, and use set of languages in same project for different tasks</text:p>
              </text:list-item>
              <text:list-item>
                <text:p>Splitting of project to modules in different languages/paradigms – idea need to be proved by real applic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Refactoring to patterns in a project</text:p>
          </draw:text-box>
        </draw:frame>
        <draw:frame presentation:style-name="pr5" draw:layer="layout" svg:width="25.199cm" svg:height="13.859cm" svg:x="1.471cm" svg:y="5.08cm" presentation:class="outline" presentation:user-transformed="true">
          <draw:text-box>
            <text:list text:style-name="L2">
              <text:list-item>
                <text:p>Library for XSLT processing of XML documents, which is missed in current Erlang/OTP distribution</text:p>
              </text:list-item>
              <text:list-item>
                <text:p>Conclusions: </text:p>
                <text:list>
                  <text:list-item>
                    <text:p>refactoring using design patterns is a powerful approach to prepare application for new features development</text:p>
                  </text:list-item>
                  <text:list-item>
                    <text:p>benefit depends on at least two factors: the effort required in the refactoring and how effective it 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ext steps: roadma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 complete section about pure functional patterns with ones defined in real projects</text:p>
              </text:list-item>
              <text:list-item>
                <text:p>Add possible methods of automatic refactoring and optimization, based on mathematic laws</text:p>
              </text:list-item>
              <text:list-item>
                <text:p>To define common schema of splitting project to OO and FP – specific modules according to module's responsibility</text:p>
              </text:list-item>
              <text:list-item>
                <text:p>Show real example of resulted multi-languge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2-01-17T12:48:10</meta:creation-date>
    <dc:language>fi-FI</dc:language>
    <meta:editing-cycles>26</meta:editing-cycles>
    <meta:editing-duration>PT5H31M18S</meta:editing-duration>
    <dc:date>2012-01-18T08:04:13</dc:date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